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ADS7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ADC Box</text:p>
          </table:table-cell>
        </table:table-row>
        <table:table-row table:style-name="ro2">
          <table:table-cell/>
          <table:table-cell office:value-type="string" calcext:value-type="string">
            <text:p>XC6219B332M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ME6211C25M5G-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470p 060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Small Capacitor Box</text:p>
          </table:table-cell>
        </table:table-row>
        <table:table-row table:style-name="ro2">
          <table:table-cell/>
          <table:table-cell office:value-type="string" calcext:value-type="string">
            <text:p>Resistor 330 ohm 0603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Ferrite bead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in header 1x3 1.27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socket 2x20 2.54m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x22 2.54m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 table:number-columns-repeated="4"/>
          <table:table-cell table:formula="of:=IF(ISBLANK([.D13]);&quot;&quot;;([.D13]&gt;=[.C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6:34:34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19:19.125000000</meta:creation-date>
    <dc:date>2025-06-30T10:29:14.774000000</dc:date>
    <meta:editing-duration>P5DT20H15M33S</meta:editing-duration>
    <meta:editing-cycles>34</meta:editing-cycles>
    <meta:generator>LibreOffice/7.6.6.3$Windows_X86_64 LibreOffice_project/d97b2716a9a4a2ce1391dee1765565ea469b0ae7</meta:generator>
    <meta:document-statistic meta:table-count="1" meta:cell-count="263" meta:object-count="0"/>
  </office:meta>
</office:document-meta>
</file>